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ec1c9" officeooo:paragraph-rsid="000f8b70"/>
    </style:style>
    <style:style style:name="P2" style:family="paragraph" style:parent-style-name="Standard">
      <style:text-properties officeooo:rsid="001ec1c9" officeooo:paragraph-rsid="000f8b70"/>
    </style:style>
    <style:style style:name="P3" style:family="paragraph" style:parent-style-name="Standard">
      <style:text-properties officeooo:rsid="0010ad51" officeooo:paragraph-rsid="0010ad51"/>
    </style:style>
    <style:style style:name="T1" style:family="text">
      <style:text-properties officeooo:rsid="000f8b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hindi</text:span> movie names</text:p>
      <text:p text:style-name="P1">1)Narappa</text:p>
      <text:p text:style-name="P1">2)Vakeel Saab</text:p>
      <text:p text:style-name="P3">3)12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09T14:46:11.041967329</meta:creation-date>
    <dc:date>2021-12-09T15:11:04.889591233</dc:date>
    <meta:editing-duration>PT1M9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4" meta:word-count="7" meta:character-count="44" meta:non-whitespace-character-count="41"/>
  </office:meta>
</office:document-meta>
</file>